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fo:language="en" fo:country="US" fo:font-weight="bold" officeooo:rsid="001087f6" officeooo:paragraph-rsid="001087f6" style:font-weight-asian="bold" style:font-weight-complex="bold"/>
    </style:style>
    <style:style style:name="P2" style:family="paragraph" style:parent-style-name="Standard">
      <style:paragraph-properties fo:line-height="150%"/>
      <style:text-properties fo:language="en" fo:country="US" fo:font-weight="normal" officeooo:rsid="001087f6" officeooo:paragraph-rsid="001087f6" style:font-weight-asian="normal" style:font-weight-complex="normal"/>
    </style:style>
    <style:style style:name="P3" style:family="paragraph" style:parent-style-name="Text_20_body">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4" style:family="paragraph" style:parent-style-name="Text_20_body">
      <style:paragraph-properties fo:line-height="150%" fo:text-align="justify" style:justify-single-word="false"/>
      <style:text-properties officeooo:paragraph-rsid="001087f6"/>
    </style:style>
    <style:style style:name="P5" style:family="paragraph" style:parent-style-name="Standard" style:list-style-name="L1">
      <style:paragraph-properties fo:line-height="150%"/>
      <style:text-properties fo:language="en" fo:country="US" fo:font-weight="normal" officeooo:rsid="001087f6" officeooo:paragraph-rsid="001087f6" style:font-weight-asian="normal" style:font-weight-complex="normal"/>
    </style:style>
    <style:style style:name="P6" style:family="paragraph" style:parent-style-name="Standard">
      <style:paragraph-properties fo:text-align="justify" style:justify-single-word="false"/>
      <style:text-properties fo:language="en" fo:country="US" fo:font-style="normal" fo:font-weight="normal" officeooo:rsid="0023cc9b" officeooo:paragraph-rsid="0013ea6b" style:font-style-asian="normal" style:font-weight-asian="normal" style:font-style-complex="normal" style:font-weight-complex="normal"/>
    </style:style>
    <style:style style:name="P7" style:family="paragraph" style:parent-style-name="Text_20_body" style:list-style-name="L2">
      <style:paragraph-properties fo:line-height="150%" fo:text-align="justify" style:justify-single-word="false"/>
      <style:text-properties fo:language="en" fo:country="US" fo:font-style="normal" officeooo:rsid="001e8c86" officeooo:paragraph-rsid="001087f6" style:font-style-asian="normal" style:font-style-complex="normal"/>
    </style:style>
    <style:style style:name="P8" style:family="paragraph" style:parent-style-name="Text_20_body" style:list-style-name="L2">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9" style:family="paragraph" style:parent-style-name="Text_20_body" style:list-style-name="L3">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10" style:family="paragraph" style:parent-style-name="Text_20_body" style:list-style-name="L4">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11" style:family="paragraph" style:parent-style-name="Text_20_body" style:list-style-name="L4">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12" style:family="paragraph" style:parent-style-name="Text_20_body">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13" style:family="paragraph" style:parent-style-name="Text_20_body" style:list-style-name="L5">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14" style:family="paragraph" style:parent-style-name="Text_20_body" style:list-style-name="L6">
      <style:paragraph-properties fo:line-height="150%" fo:text-align="justify" style:justify-single-word="false"/>
      <style:text-properties fo:language="en" fo:country="US" fo:font-weight="normal" officeooo:rsid="0023cc9b" officeooo:paragraph-rsid="0013ea6b" style:font-weight-asian="normal" style:font-weight-complex="normal"/>
    </style:style>
    <style:style style:name="P15" style:family="paragraph" style:parent-style-name="Text_20_body">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16" style:family="paragraph" style:parent-style-name="Text_20_body" style:list-style-name="L7">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17" style:family="paragraph" style:parent-style-name="Text_20_body" style:list-style-name="L8">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18" style:family="paragraph" style:parent-style-name="Text_20_body" style:list-style-name="L9">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19" style:family="paragraph" style:parent-style-name="Text_20_body" style:list-style-name="L8">
      <style:paragraph-properties fo:text-align="justify" style:justify-single-word="false"/>
      <style:text-properties fo:language="en" fo:country="US" fo:font-weight="normal" officeooo:rsid="0023e2fa" officeooo:paragraph-rsid="00159664" style:font-weight-asian="normal" style:font-weight-complex="normal"/>
    </style:style>
    <style:style style:name="P20" style:family="paragraph" style:parent-style-name="Text_20_body" style:list-style-name="L8">
      <style:paragraph-properties fo:text-align="justify" style:justify-single-word="false"/>
      <style:text-properties fo:language="en" fo:country="US" fo:font-weight="normal" officeooo:paragraph-rsid="00159664" style:font-weight-asian="normal" style:font-weight-complex="normal"/>
    </style:style>
    <style:style style:name="P21" style:family="paragraph" style:parent-style-name="Text_20_body" style:list-style-name="L10">
      <style:paragraph-properties fo:line-height="150%" fo:text-align="justify" style:justify-single-word="false"/>
      <style:text-properties fo:language="en" fo:country="US" fo:font-weight="normal" officeooo:rsid="0028d72c" officeooo:paragraph-rsid="00159664" style:font-weight-asian="normal" style:font-weight-complex="normal"/>
    </style:style>
    <style:style style:name="P22" style:family="paragraph" style:parent-style-name="Text_20_body">
      <style:paragraph-properties fo:line-height="150%" fo:text-align="justify" style:justify-single-word="false"/>
      <style:text-properties fo:language="en" fo:country="US" fo:font-weight="normal" officeooo:rsid="0028d72c" officeooo:paragraph-rsid="00159664" style:font-weight-asian="normal" style:font-weight-complex="normal"/>
    </style:style>
    <style:style style:name="P23" style:family="paragraph" style:parent-style-name="Text_20_body">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24" style:family="paragraph" style:parent-style-name="Text_20_body" style:list-style-name="L12">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25" style:family="paragraph" style:parent-style-name="Text_20_body" style:list-style-name="L13">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26" style:family="paragraph" style:parent-style-name="Text_20_body" style:list-style-name="L10">
      <style:paragraph-properties fo:text-align="justify" style:justify-single-word="false"/>
      <style:text-properties fo:language="en" fo:country="US" fo:font-weight="normal" officeooo:rsid="0028d72c" officeooo:paragraph-rsid="00159664" style:font-weight-asian="normal" style:font-weight-complex="normal"/>
    </style:style>
    <style:style style:name="P27" style:family="paragraph" style:parent-style-name="Text_20_body" style:list-style-name="L5">
      <style:paragraph-properties fo:text-align="justify" style:justify-single-word="false"/>
      <style:text-properties fo:language="en" fo:country="US" officeooo:paragraph-rsid="0013ea6b"/>
    </style:style>
    <style:style style:name="P28" style:family="paragraph" style:parent-style-name="Text_20_body" style:list-style-name="L6">
      <style:paragraph-properties fo:text-align="justify" style:justify-single-word="false"/>
      <style:text-properties fo:language="en" fo:country="US" officeooo:rsid="0023cc9b" officeooo:paragraph-rsid="0013ea6b"/>
    </style:style>
    <style:style style:name="P29" style:family="paragraph" style:parent-style-name="Text_20_body" style:list-style-name="L2">
      <style:paragraph-properties fo:line-height="150%" fo:text-align="justify" style:justify-single-word="false"/>
      <style:text-properties officeooo:paragraph-rsid="001087f6"/>
    </style:style>
    <style:style style:name="P30" style:family="paragraph" style:parent-style-name="Text_20_body" style:list-style-name="L7">
      <style:paragraph-properties fo:text-align="justify" style:justify-single-word="false"/>
      <style:text-properties officeooo:paragraph-rsid="00159664"/>
    </style:style>
    <style:style style:name="T1" style:family="text">
      <style:text-properties fo:language="en" fo:country="US" fo:font-weight="normal" style:font-weight-asian="normal" style:font-weight-complex="normal"/>
    </style:style>
    <style:style style:name="T2" style:family="text">
      <style:text-properties fo:language="en" fo:country="US" fo:font-weight="normal" officeooo:rsid="0043a9b3" style:font-weight-asian="normal" style:font-weight-complex="normal"/>
    </style:style>
    <style:style style:name="T3" style:family="text">
      <style:text-properties fo:language="en" fo:country="US" fo:font-weight="normal" officeooo:rsid="001087f6" style:font-weight-asian="normal" style:font-weight-complex="normal"/>
    </style:style>
    <style:style style:name="T4" style:family="text">
      <style:text-properties fo:language="en" fo:country="US" fo:font-weight="bold" officeooo:rsid="001087f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8277" style:font-weight-asian="normal" style:font-weight-complex="normal"/>
    </style:style>
    <style:style style:name="T7" style:family="text">
      <style:text-properties fo:font-weight="normal" officeooo:rsid="002fa14a" style:font-weight-asian="normal" style:font-weight-complex="normal"/>
    </style:style>
    <style:style style:name="T8" style:family="text">
      <style:text-properties fo:font-weight="normal" officeooo:rsid="004448e9" style:font-weight-asian="normal" style:font-weight-complex="normal"/>
    </style:style>
    <style:style style:name="T9" style:family="text">
      <style:text-properties fo:font-weight="normal" officeooo:rsid="0042f244" style:font-weight-asian="normal" style:font-weight-complex="normal"/>
    </style:style>
    <style:style style:name="T10" style:family="text">
      <style:text-properties fo:font-weight="normal" officeooo:rsid="002f6586" style:font-weight-asian="normal" style:font-weight-complex="normal"/>
    </style:style>
    <style:style style:name="T11" style:family="text">
      <style:text-properties fo:font-weight="normal" officeooo:rsid="0013ea6b" style:font-weight-asian="normal" style:font-weight-complex="normal"/>
    </style:style>
    <style:style style:name="T12" style:family="text">
      <style:text-properties fo:font-weight="normal" officeooo:rsid="003fb382" style:font-weight-asian="normal" style:font-weight-complex="normal"/>
    </style:style>
    <style:style style:name="T13" style:family="text">
      <style:text-properties fo:font-weight="normal" officeooo:rsid="00159664" style:font-weight-asian="normal" style:font-weight-complex="normal"/>
    </style:style>
    <style:style style:name="T14" style:family="text">
      <style:text-properties fo:font-weight="normal" officeooo:rsid="0023e2fa" style:font-weight-asian="normal" style:font-weight-complex="normal"/>
    </style:style>
    <style:style style:name="T15" style:family="text">
      <style:text-properties fo:font-weight="normal" officeooo:rsid="0028d72c" style:font-weight-asian="normal" style:font-weight-complex="normal"/>
    </style:style>
    <style:style style:name="T16" style:family="text">
      <style:text-properties fo:font-weight="normal" officeooo:rsid="001787a5" style:font-weight-asian="normal" style:font-weight-complex="normal"/>
    </style:style>
    <style:style style:name="T17" style:family="text">
      <style:text-properties fo:font-weight="normal" officeooo:rsid="00197ba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3ea6b" style:font-weight-asian="bold" style:font-weight-complex="bold"/>
    </style:style>
    <style:style style:name="T20" style:family="text">
      <style:text-properties fo:font-weight="bold" officeooo:rsid="00159664" style:font-weight-asian="bold" style:font-weight-complex="bold"/>
    </style:style>
    <style:style style:name="T21" style:family="text">
      <style:text-properties fo:font-weight="bold" officeooo:rsid="001787a5" style:font-weight-asian="bold" style:font-weight-complex="bold"/>
    </style:style>
    <style:style style:name="T22" style:family="text">
      <style:text-properties officeooo:rsid="0013ea6b"/>
    </style:style>
    <style:style style:name="T23" style:family="text">
      <style:text-properties officeooo:rsid="0023cc9b"/>
    </style:style>
    <style:style style:name="T24" style:family="text">
      <style:text-properties fo:color="#000000" loext:opacity="100%" fo:language="en" fo:country="US" officeooo:rsid="005365f0"/>
    </style:style>
    <style:style style:name="T25" style:family="text">
      <style:text-properties fo:color="#000000" loext:opacity="100%" fo:language="en" fo:country="US" officeooo:rsid="00566ac8"/>
    </style:style>
    <style:style style:name="T26" style:family="text">
      <style:text-properties fo:color="#000000" loext:opacity="100%" fo:language="en" fo:country="US" officeooo:rsid="005ea64f"/>
    </style:style>
    <style:style style:name="T27" style:family="text">
      <style:text-properties officeooo:rsid="0044cc8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text:p>
      <text:list xml:id="list1038025798" text:style-name="L1">
        <text:list-item>
          <text:p text:style-name="P5">Thank the presenter, the jury and the people present</text:p>
        </text:list-item>
        <text:list-item>
          <text:p text:style-name="P5">Introduce the thesis title and the context (Mines Paris, CIFRE avec Transvalor, chaire MESSIAH)</text:p>
        </text:list-item>
      </text:list>
      <text:p text:style-name="P2"/>
      <text:p text:style-name="P1">Slide 2:</text:p>
      <text:list xml:id="list4141965511" text:style-name="L2">
        <text:list-item>
          <text:p text:style-name="P7"><text:span text:style-name="Strong_20_Emphasis"><text:span text:style-name="T5">In the context of the energy transition and the </text:span></text:span><text:span text:style-name="Strong_20_Emphasis"><text:span text:style-name="T8">d</text:span></text:span><text:span text:style-name="Strong_20_Emphasis"><text:span text:style-name="T5">ecarbonization</text:span></text:span><text:span text:style-name="Strong_20_Emphasis"><text:span text:style-name="T9"> of</text:span></text:span><text:span text:style-name="Strong_20_Emphasis"><text:span text:style-name="T5"> energy sources, hydrogen plays a</text:span></text:span><text:span text:style-name="Strong_20_Emphasis"><text:span text:style-name="T10">n important</text:span></text:span><text:span text:style-name="Strong_20_Emphasis"><text:span text:style-name="T5"> role as a</text:span></text:span><text:span text:style-name="Strong_20_Emphasis"><text:span text:style-name="T6">n </text:span></text:span><text:span text:style-name="Strong_20_Emphasis"><text:span text:style-name="T5">energy </text:span></text:span><text:span text:style-name="Strong_20_Emphasis"><text:span text:style-name="T6">vector</text:span></text:span><text:span text:style-name="Strong_20_Emphasis"><text:span text:style-name="T5">.</text:span></text:span></text:p>
        </text:list-item>
        <text:list-item>
          <text:p text:style-name="P29"><text:span text:style-name="Strong_20_Emphasis"><text:span text:style-name="T1">Green hydrogen, which can be produced from renewable sources like wind and solar, offers the significant advantage of emitting no CO₂ during </text:span></text:span><text:span text:style-name="Strong_20_Emphasis"><text:span text:style-name="T2">its </text:span></text:span><text:span text:style-name="Strong_20_Emphasis"><text:span text:style-name="T1">production and use.</text:span></text:span></text:p>
        </text:list-item>
        <text:list-item>
          <text:p text:style-name="P29"><text:span text:style-name="Strong_20_Emphasis"><text:span text:style-name="T1">One promising strategy to enable the use of hydrogen is to repurpose existing natural gas pipelines for hydrogen transport. In France alone, there are approximately 40,000 kilometers of pipelines, some of which are up to 80 years old, that could potentially be converted for this purpose.</text:span></text:span></text:p>
        </text:list-item>
      </text:list>
      <text:p text:style-name="P4"><text:span text:style-name="Strong_20_Emphasis"><text:span text:style-name="T1"/></text:span></text:p>
      <text:p text:style-name="P4"><text:span text:style-name="Strong_20_Emphasis"><text:span text:style-name="T4">Slide 3:</text:span></text:span></text:p>
      <text:list xml:id="list84958687569422" text:continue-numbering="true" text:style-name="L2">
        <text:list-item>
          <text:p text:style-name="P29"><text:span text:style-name="Strong_20_Emphasis"><text:span text:style-name="T1">However, a major challenge is that hydrogen can cause 'hydrogen embrittlement' in steels, a process that reduces their ductility and toughness </text:span></text:span><text:span text:style-name="Strong_20_Emphasis"><text:span text:style-name="T3">and cause premature and catastrophic failure.</text:span></text:span></text:p>
        </text:list-item>
        <text:list-item>
          <text:p text:style-name="P8"><text:span text:style-name="Strong_20_Emphasis"><text:span text:style-name="T5">In this context, the Chaire MESSIAH was created.</text:span></text:span></text:p>
        </text:list-item>
        <text:list-item>
          <text:p text:style-name="P8"><text:span text:style-name="Strong_20_Emphasis"><text:span text:style-name="T11">In order t</text:span></text:span><text:span text:style-name="Strong_20_Emphasis"><text:span text:style-name="T5">o characterize the mechanical properties of the pipeline steels and evaluate the effect of hydrogen on it, we propose extracting small sections from the pipelines and machining mini samples to conduct experimental tests. This approach allows us to measure the material properties of the steel without </text:span></text:span><text:span text:style-name="Strong_20_Emphasis"><text:span text:style-name="T7">service interruption.</text:span></text:span></text:p>
        </text:list-item>
        <text:list-item>
          <text:p text:style-name="P8"><text:span text:style-name="Strong_20_Emphasis"><text:span text:style-name="T5">Explain the figures, show the specimens (tensile, fracture toughness, etc).</text:span></text:span></text:p>
        </text:list-item>
      </text:list>
      <text:p text:style-name="P3"><text:span text:style-name="Strong_20_Emphasis"><text:span text:style-name="T5"/></text:span></text:p>
      <text:p text:style-name="P3"><text:span text:style-name="Strong_20_Emphasis"><text:span text:style-name="T18">Slide 4:</text:span></text:span></text:p>
      <text:list xml:id="list1408207038" text:style-name="L3">
        <text:list-item>
          <text:p text:style-name="P9"><text:span text:style-name="Strong_20_Emphasis"><text:span text:style-name="T5">Experimental results clearly demonstrate that specimen size significantly influences toughness. As the specimen thickness increases, toughness decreases until it stabilizes at a plateau, beyond which further thickness increase has little effect.</text:span></text:span></text:p>
        </text:list-item>
        <text:list-item>
          <text:p text:style-name="P9"><text:soft-page-break/><text:span text:style-name="Strong_20_Emphasis"><text:span text:style-name="T5">The figure shown here is taken from the literature and presents experimental fracture toughness values as a function of specimen thickness. This is a well-documented trend in the field, often displaying a characteristic 'bump' shape, which reflects the transition from plane stress to plane strain conditions.</text:span></text:span></text:p>
        </text:list-item>
      </text:list>
      <text:p text:style-name="P3"><text:span text:style-name="Strong_20_Emphasis"><text:span text:style-name="T5"/></text:span></text:p>
      <text:p text:style-name="P3"><text:span text:style-name="Strong_20_Emphasis"><text:span text:style-name="T18">Slide 5:</text:span></text:span></text:p>
      <text:list xml:id="list1326461794" text:style-name="L4">
        <text:list-item>
          <text:p text:style-name="P10"><text:span text:style-name="Strong_20_Emphasis"><text:span text:style-name="T5">Based on this context, some main objectives were defined for </text:span></text:span><text:span text:style-name="Strong_20_Emphasis"><text:span text:style-name="T11">this thesis, which are:</text:span></text:span></text:p>
          <text:list>
            <text:list-item>
              <text:p text:style-name="P11"><text:span text:style-name="Strong_20_Emphasis"><text:span text:style-name="T11">To develop a numerical model coupling plasticity, damage and hydrogen diffusion in order to reproduce the hydrogen embrittlement phenomena, which degrades the mechanical properties of the steel, reducing its ductility, toughness and causing multi-crack initiation</text:span></text:span></text:p>
            </text:list-item>
          </text:list>
        </text:list-item>
        <text:list-item>
          <text:p text:style-name="P11"><text:span text:style-name="Strong_20_Emphasis"><text:span text:style-name="T11">Then, to perform fracture toughness simulations using standard and sub-size specimens in order to investigate the effect of the specimen’s size and thickness on fracture toughness</text:span></text:span></text:p>
        </text:list-item>
        <text:list-item>
          <text:p text:style-name="P11"><text:span text:style-name="Strong_20_Emphasis"><text:span text:style-name="T11">Lastly, yo validate this model against experimental data from the literature and from the experiments performed during the project. </text:span></text:span></text:p>
        </text:list-item>
      </text:list>
      <text:p text:style-name="P12"><text:span text:style-name="Strong_20_Emphasis"><text:span text:style-name="T11"/></text:span></text:p>
      <text:p text:style-name="P12"><text:span text:style-name="Strong_20_Emphasis"><text:span text:style-name="T19">Slide 6:</text:span></text:span></text:p>
      <text:p text:style-name="P12"><text:span text:style-name="Strong_20_Emphasis"><text:span text:style-name="T11">Explain the topics of the presentation</text:span></text:span></text:p>
      <text:p text:style-name="P12"><text:span text:style-name="Strong_20_Emphasis"><text:span text:style-name="T11"/></text:span></text:p>
      <text:p text:style-name="P12"><text:span text:style-name="Strong_20_Emphasis"><text:span text:style-name="T19">Slide 7:</text:span></text:span></text:p>
      <text:p text:style-name="P6"/>
      <text:list xml:id="list3228646832" text:style-name="L5">
        <text:list-item>
          <text:p text:style-name="P27">When hydrogen gas molecules come into contact with the surface of the metal, they dissociate int<text:span text:style-name="T23">o</text:span> hydrogen atoms. These atoms are then absorbed by the material and begin to diffuse throughout it.</text:p>
        </text:list-item>
        <text:list-item>
          <text:p text:style-name="P13"><text:span text:style-name="Strong_20_Emphasis"><text:span text:style-name="T11">The solubility of hydrogen within the metal can be determined using </text:span></text:span><text:span text:style-name="Strong_20_Emphasis"><text:span text:style-name="T12">the </text:span></text:span><text:span text:style-name="Strong_20_Emphasis"><text:span text:style-name="T11">Sieverts' law, which states that the amount of hydrogen absorbed is proportional to the square root of the gas pressure.</text:span></text:span></text:p>
        </text:list-item>
      </text:list>
      <text:p text:style-name="P12"><text:span text:style-name="Strong_20_Emphasis"><text:span text:style-name="T11"/></text:span></text:p>
      <text:p text:style-name="P12"><text:span text:style-name="Strong_20_Emphasis"><text:span text:style-name="T11"/></text:span></text:p>
      <text:p text:style-name="P12"><text:span text:style-name="Strong_20_Emphasis"><text:span text:style-name="T11"/></text:span></text:p>
      <text:p text:style-name="P12"><text:soft-page-break/><text:span text:style-name="Strong_20_Emphasis"><text:span text:style-name="T19">Slide 8:</text:span></text:span></text:p>
      <text:list xml:id="list934106172" text:style-name="L6">
        <text:list-item>
          <text:p text:style-name="P28">The model we used for this study was initially proposed by Sofronis and later corrected by Krom. It assumes that there is a lattice hydrogen concentration (CL) which diffuses between the iron atoms and migrates toward regions of high tensile stress.</text:p>
        </text:list-item>
        <text:list-item>
          <text:p text:style-name="P28">In addition to free hydrogen, we also consider trapped hydrogen, which represents hydrogen that gets trapped in microstructural defects. In this model, <text:span text:style-name="T22">several types of traps can be simultaneously considered, and it can have a constant trap density or evolve with plastic strain.</text:span></text:p>
        </text:list-item>
        <text:list-item>
          <text:p text:style-name="P14"><text:span text:style-name="Strong_20_Emphasis"><text:span text:style-name="T5">A key assumption of this model is that there is an equilibrium between the free and trapped hydrogen concentrations. This means that for a isolated specimen, the total hydrogen concentration remains constant.</text:span></text:span></text:p>
          <text:p text:style-name="P14"><text:span text:style-name="Strong_20_Emphasis"><text:span text:style-name="T5"/></text:span></text:p>
        </text:list-item>
      </text:list>
      <text:p text:style-name="P15"><text:span text:style-name="Strong_20_Emphasis"><text:span text:style-name="T20">Slide 9:</text:span></text:span></text:p>
      <text:list xml:id="list2199609783" text:style-name="L7">
        <text:list-item>
          <text:p text:style-name="P30"><text:span text:style-name="T24">We applied the GTN model to simulate the material's ductile behavior. In this model, the yield surface is influenced by the total porosity, represented by the </text:span><text:span text:style-name="Emphasis"><text:span text:style-name="T24">f</text:span></text:span><text:span text:style-name="T24">. </text:span><text:span text:style-name="T25">For a case where </text:span><text:span text:style-name="Emphasis"><text:span text:style-name="T24">f</text:span></text:span><text:span text:style-name="T25">=0, we retrieve the classical von Mises criterion.</text:span></text:p>
        </text:list-item>
        <text:list-item>
          <text:p text:style-name="P30"><text:span text:style-name="T25">The progression of material damage is driven by two factors: void nucleation and growth. As the material deforms, these voids </text:span><text:span text:style-name="T26">form</text:span><text:span text:style-name="T25"> and grow, contributing to the overall damage and influencing the material's mechanical response.</text:span></text:p>
        </text:list-item>
        <text:list-item>
          <text:p text:style-name="P16"><text:span text:style-name="Strong_20_Emphasis"><text:span text:style-name="T13">The physical mechanisms of void nucleation, growth, and coalescence represented by the GTN model are based on experimentally observed phenomena, making this approach valuable for predicting material failure.</text:span></text:span></text:p>
        </text:list-item>
      </text:list>
      <text:p text:style-name="P15"><text:span text:style-name="Strong_20_Emphasis"><text:span text:style-name="T13"/></text:span></text:p>
      <text:p text:style-name="P15"><text:span text:style-name="Strong_20_Emphasis"><text:span text:style-name="T20">Slide 10:</text:span></text:span></text:p>
      <text:list xml:id="list2745363832" text:style-name="L8">
        <text:list-item>
          <text:p text:style-name="P19">In order to simulate HE, we modified the GTN model.</text:p>
        </text:list-item>
        <text:list-item>
          <text:p text:style-name="P19">To ensure mass conservation, the void growth in the model remains unchanged.</text:p>
        </text:list-item>
        <text:list-item>
          <text:p text:style-name="P20">However, the <text:span text:style-name="T27">void</text:span> nucleation relation is modified to account for the effect of hydrogen.</text:p>
        </text:list-item>
        <text:list-item>
          <text:p text:style-name="P17"><text:span text:style-name="Strong_20_Emphasis"><text:span text:style-name="T14">The added term</text:span></text:span><text:span text:style-name="Strong_20_Emphasis"><text:span text:style-name="T13"> reflects hydrogen-induced void nucleation, which weakens the cohesive bonds between atoms. This mechanism, known as hydrogen-enhanced decohesion (HEDE), contributes to increased porosity and further material degradation due to the presence of hydrogen.</text:span></text:span></text:p>
          <text:p text:style-name="P17"><text:span text:style-name="Strong_20_Emphasis"><text:span text:style-name="T13"/></text:span></text:p>
        </text:list-item>
      </text:list>
      <text:p text:style-name="P15"><text:span text:style-name="Strong_20_Emphasis"><text:span text:style-name="T13"/></text:span></text:p>
      <text:p text:style-name="P15"><text:soft-page-break/><text:span text:style-name="Strong_20_Emphasis"><text:span text:style-name="T20">Slide 12:</text:span></text:span></text:p>
      <text:list xml:id="list3684043292" text:style-name="L9">
        <text:list-item>
          <text:p text:style-name="P18"><text:span text:style-name="Strong_20_Emphasis"><text:span text:style-name="T13">So now we can pass to the finite element formulation of this model</text:span></text:span></text:p>
        </text:list-item>
      </text:list>
      <text:p text:style-name="P15"><text:span text:style-name="Strong_20_Emphasis"><text:span text:style-name="T13"/></text:span></text:p>
      <text:p text:style-name="P15"><text:span text:style-name="Strong_20_Emphasis"><text:span text:style-name="T20">Slide 13:</text:span></text:span></text:p>
      <text:list xml:id="list3789288277" text:style-name="L10">
        <text:list-item>
          <text:p text:style-name="P26">The model employs a fully implicit finite strain framework and is based on a mixed formulation with four degrees of freedom: displacement (u), pressure (P), volume variation (theta), and lattice hydrogen concentration (C_L).</text:p>
        </text:list-item>
        <text:list-item>
          <text:p text:style-name="P26">The primary objective of this mixed formulation is to achieve more accurate pressure fields by avoiding volumetric locking. One key advantage of this formulation is that pressure, which is necessary for calculating the hydrogen flux, is now a degree of freedom so its gradient can be directly computed from the nodal values.</text:p>
        </text:list-item>
        <text:list-item>
          <text:p text:style-name="P26">In the figure, we can see a representation of a mesh element where only the displacement is interpolated using quadratic shape functions, while all other degrees of freedom are interpolated linearly.</text:p>
        </text:list-item>
        <text:list-item>
          <text:p text:style-name="P21"><text:span text:style-name="Strong_20_Emphasis"><text:span text:style-name="T5">We also compare the pressure fields in the c</text:span></text:span><text:span text:style-name="Strong_20_Emphasis"><text:span text:style-name="T16">rack propagation zone of a compact tension specimen</text:span></text:span><text:span text:style-name="Strong_20_Emphasis"><text:span text:style-name="T5">. With a standard formulation, we observe instability in the pressure fields, a case of volumetric locking. This numerical issue is effectively solved by using the mixed formulation.</text:span></text:span></text:p>
        </text:list-item>
      </text:list>
      <text:p text:style-name="P22"><text:span text:style-name="Strong_20_Emphasis"><text:span text:style-name="T15"/></text:span></text:p>
      <text:p text:style-name="P23"><text:span text:style-name="Strong_20_Emphasis"><text:span text:style-name="T21">Slide 14:</text:span></text:span></text:p>
      <text:list xml:id="list974747748" text:style-name="L12">
        <text:list-item>
          <text:p text:style-name="P24"><text:span text:style-name="Strong_20_Emphasis"><text:span text:style-name="T16">Even tough the mixed formulation proved to be effective, as soon as we started to launch 3D simulation, the used of quadratic elements with additional dofs led to very high simulation times.</text:span></text:span></text:p>
        </text:list-item>
        <text:list-item>
          <text:p text:style-name="P24"><text:span text:style-name="Strong_20_Emphasis"><text:span text:style-name="T16">Thus, another approach was used for the 3D cases:</text:span></text:span></text:p>
          <text:list>
            <text:list-item>
              <text:p text:style-name="P24"><text:span text:style-name="Strong_20_Emphasis"><text:span text:style-name="T16">The B-bar formulation employs linear elements with full integration</text:span></text:span></text:p>
            </text:list-item>
            <text:list-item>
              <text:p text:style-name="P24"><text:span text:style-name="Strong_20_Emphasis"><text:span text:style-name="T16">In this formulation, volumetric locking is solved by modifying the strain-displacement matrix B</text:span></text:span></text:p>
            </text:list-item>
            <text:list-item>
              <text:p text:style-name="P24"><text:span text:style-name="Strong_20_Emphasis"><text:span text:style-name="T16">In cases with hydrogen diffusion, to avoid extrapolating the pressure to the nodes for gradient computation, necessary for the hydrogen flux, it is also considered as a dof</text:span></text:span></text:p>
            </text:list-item>
          </text:list>
        </text:list-item>
        <text:list-item>
          <text:p text:style-name="P24"><text:span text:style-name="Strong_20_Emphasis"><text:span text:style-name="T16">The figure contains a comparison of the mixed and the B-bar formulations and they are both effective for solving volumetric locking</text:span></text:span></text:p>
        </text:list-item>
      </text:list>
      <text:p text:style-name="P23"><text:span text:style-name="Strong_20_Emphasis"><text:span text:style-name="T16"/></text:span></text:p>
      <text:p text:style-name="P23"><text:soft-page-break/><text:span text:style-name="Strong_20_Emphasis"><text:span text:style-name="T21">Slide 15:</text:span></text:span></text:p>
      <text:list xml:id="list3224232880" text:style-name="L13">
        <text:list-item>
          <text:p text:style-name="P25"><text:span text:style-name="Strong_20_Emphasis"><text:span text:style-name="T16">A comparison of both formulations was also performed with a 3D mesh in order to compare the time needed to complete the simulations</text:span></text:span></text:p>
        </text:list-item>
        <text:list-item>
          <text:p text:style-name="P25"><text:span text:style-name="Strong_20_Emphasis"><text:span text:style-name="T16">Both cases employed a Disk Compact Tension specimens with 5,200 elements</text:span></text:span></text:p>
        </text:list-item>
        <text:list-item>
          <text:p text:style-name="P25"><text:span text:style-name="Strong_20_Emphasis"><text:span text:style-name="T16">The mixed formulation has more than 100,000 dofs and took 1h40 to complete</text:span></text:span></text:p>
        </text:list-item>
        <text:list-item>
          <text:p text:style-name="P25"><text:span text:style-name="Strong_20_Emphasis"><text:span text:style-name="T16">On the other hand, the B-bar formulation has 34,000 dofs and took only 18 minutes to complete</text:span></text:span></text:p>
        </text:list-item>
        <text:list-item>
          <text:p text:style-name="P25"><text:span text:style-name="Strong_20_Emphasis"><text:span text:style-name="T16">The Load vs. LLOD curve </text:span></text:span><text:span text:style-name="Strong_20_Emphasis"><text:span text:style-name="T17">with both methods shows a slight difference since the linear elements are </text:span></text:span><text:span text:style-name="Strong_20_Emphasis"><text:span text:style-name="T17">naturally stiffer since they have less nodes, but both stress fields are similar</text:span></text:span></text:p>
        </text:list-item>
      </text:list>
      <text:p text:style-name="P23"><text:span text:style-name="Strong_20_Emphasis"><text:span text:style-name="T17"/></text:span></text:p>
      <text:p text:style-name="P23"><text:span text:style-name="Strong_20_Emphasis"><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1:36:21.531191644</meta:creation-date>
    <dc:date>2025-02-22T08:49:56.661940877</dc:date>
    <meta:editing-duration>PT27M8S</meta:editing-duration>
    <meta:editing-cycles>3</meta:editing-cycles>
    <meta:generator>LibreOffice/7.3.7.2$Linux_X86_64 LibreOffice_project/30$Build-2</meta:generator>
    <meta:document-statistic meta:table-count="0" meta:image-count="0" meta:object-count="0" meta:page-count="5" meta:paragraph-count="60" meta:word-count="1193" meta:character-count="7401" meta:non-whitespace-character-count="6311"/>
  </office:meta>
</office:document-meta>
</file>